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0c788" officeooo:paragraph-rsid="00e0c788"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fo:font-size="14pt" fo:font-style="italic" officeooo:rsid="00e0c788" officeooo:paragraph-rsid="00e0c788" style:font-size-asian="14pt" style:font-style-asian="italic" style:font-size-complex="14pt" style:font-style-complex="italic"/>
    </style:style>
    <style:style style:name="P8" style:family="paragraph" style:parent-style-name="Standard">
      <style:text-properties fo:font-size="14pt" fo:font-style="italic" officeooo:rsid="00e299fa" officeooo:paragraph-rsid="00e299fa" style:font-size-asian="14pt" style:font-style-asian="italic" style:font-size-complex="14pt" style:font-style-complex="italic"/>
    </style:style>
    <style:style style:name="P9" style:family="paragraph" style:parent-style-name="Standard">
      <style:text-properties fo:font-size="14pt" fo:font-style="normal" officeooo:rsid="00e0c788" officeooo:paragraph-rsid="00e0c788" style:font-size-asian="14pt" style:font-style-asian="normal" style:font-size-complex="14pt" style:font-style-complex="normal"/>
    </style:style>
    <style:style style:name="P10" style:family="paragraph" style:parent-style-name="Standard">
      <style:text-properties fo:font-size="14pt" fo:font-style="normal" officeooo:rsid="00e299fa" officeooo:paragraph-rsid="00e299fa" style:font-size-asian="14pt" style:font-style-asian="normal" style:font-size-complex="14pt" style:font-style-complex="normal"/>
    </style:style>
    <style:style style:name="P11" style:family="paragraph" style:parent-style-name="Standard">
      <style:text-properties fo:font-size="14pt" fo:font-style="normal" officeooo:rsid="00e2be87" officeooo:paragraph-rsid="00e2be87" style:font-size-asian="14pt" style:font-style-asian="normal" style:font-size-complex="14pt" style:font-style-complex="normal"/>
    </style:style>
    <style:style style:name="P12" style:family="paragraph" style:parent-style-name="Standard">
      <style:text-properties fo:font-size="14pt" fo:font-style="normal" fo:font-weight="bold" officeooo:rsid="00e2be87" officeooo:paragraph-rsid="00e2be87"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normal" officeooo:rsid="00e2be87" officeooo:paragraph-rsid="00e2be87"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text-properties fo:font-size="14pt" fo:font-style="normal" fo:font-weight="normal" officeooo:rsid="00e43c38" officeooo:paragraph-rsid="00e7e457"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e2be87" officeooo:paragraph-rsid="00e2be87"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e0c788" officeooo:paragraph-rsid="00e7e457"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e7e457" officeooo:paragraph-rsid="00e7e457"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e91c57" officeooo:paragraph-rsid="00e91c57"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ea22c6" officeooo:paragraph-rsid="00ea22c6"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ebf1ef" officeooo:paragraph-rsid="00ebf1ef"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ed9a11" officeooo:paragraph-rsid="00ed9a11"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fo:font-weight="normal" officeooo:rsid="00ee1233" officeooo:paragraph-rsid="00ee1233"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ee4ad3" officeooo:paragraph-rsid="00ee4ad3"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e7e457" officeooo:paragraph-rsid="00e7e457" style:font-size-asian="14pt" style:font-style-asian="normal" style:font-weight-asian="normal" style:font-size-complex="14pt" style:font-style-complex="normal" style:font-weight-complex="normal"/>
    </style:style>
    <style:style style:name="P26" style:family="paragraph" style:parent-style-name="Standard">
      <style:text-properties fo:font-size="14pt" officeooo:rsid="00e7e457" officeooo:paragraph-rsid="00e7e457" style:font-size-asian="14pt" style:font-size-complex="14pt"/>
    </style:style>
    <style:style style:name="P27" style:family="paragraph" style:parent-style-name="Standard">
      <style:text-properties fo:font-size="14pt" officeooo:rsid="00efd097" officeooo:paragraph-rsid="00efd097" style:font-size-asian="14pt" style:font-size-complex="14pt"/>
    </style:style>
    <style:style style:name="P28" style:family="paragraph" style:parent-style-name="Standard">
      <style:text-properties fo:font-size="14pt" fo:font-style="italic" fo:font-weight="normal" officeooo:rsid="00ee4ad3" officeooo:paragraph-rsid="00ee4ad3" style:font-size-asian="14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fo:font-size="20pt" fo:font-weight="bold" officeooo:paragraph-rsid="00e7e457" style:font-size-asian="20pt" style:font-weight-asian="bold" style:font-size-complex="20pt" style:font-weight-complex="bold"/>
    </style:style>
    <style:style style:name="T1" style:family="text">
      <style:text-properties officeooo:rsid="00e0c788"/>
    </style:style>
    <style:style style:name="T2" style:family="text">
      <style:text-properties fo:font-style="italic" style:font-style-asian="italic" style:font-style-complex="italic"/>
    </style:style>
    <style:style style:name="T3" style:family="text">
      <style:text-properties officeooo:rsid="00e299fa"/>
    </style:style>
    <style:style style:name="T4" style:family="text">
      <style:text-properties fo:font-weight="bold" style:font-weight-asian="bold" style:font-weight-complex="bold"/>
    </style:style>
    <style:style style:name="T5" style:family="text">
      <style:text-properties fo:font-weight="bold" officeooo:rsid="00e91c57" style:font-weight-asian="bold" style:font-weight-complex="bold"/>
    </style:style>
    <style:style style:name="T6" style:family="text">
      <style:text-properties fo:font-weight="bold" officeooo:rsid="00efd097"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e7e457"/>
    </style:style>
    <style:style style:name="T9" style:family="text">
      <style:text-properties officeooo:rsid="00e91c57"/>
    </style:style>
    <style:style style:name="T10" style:family="text">
      <style:text-properties officeooo:rsid="00ea22c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e91c57"/>
    </style:style>
    <style:style style:name="T13" style:family="text">
      <style:text-properties officeooo:rsid="00ebf1ef"/>
    </style:style>
    <style:style style:name="T14" style:family="text">
      <style:text-properties officeooo:rsid="00ed9a11"/>
    </style:style>
    <style:style style:name="T15" style:family="text">
      <style:text-properties fo:font-style="normal" style:font-style-asian="normal" style:font-style-complex="normal"/>
    </style:style>
    <style:style style:name="T16" style:family="text">
      <style:text-properties fo:font-style="normal" officeooo:rsid="00efd097" style:font-style-asian="normal" style:font-style-complex="normal"/>
    </style:style>
    <style:style style:name="T17" style:family="text">
      <style:text-properties officeooo:rsid="00efd0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Overall Documentation</text:span>.</text:p>
      <text:p text:style-name="P1">Richard Parker <text:span text:style-name="T17">2.2</text:span>.201<text:span text:style-name="T1">8</text:span></text:p>
      <text:p text:style-name="P6"/>
      <text:p text:style-name="P14">Section 1 – Introduction</text:p>
      <text:p text:style-name="P4"/>
      <text:p text:style-name="P5">This document describes version 2b of meataxe64 as at the date of this document. <text:s/>Previous versions differed in detail from this, but it is hoped that the structure will now survive a bit more. <text:s/>As one might expect from a system under development for over six years (and indeed some parts are over twenty years old) there are quite a lot of components. <text:s/>I have tried to deal comprehensively with changes in design, so that I don't cobble things together with inappropriate interfaces, though there is inevitably a bit of that (with an entry in the imaginary to-do list to fix it). <text:s/>Also the design is, in many areas, considerably ahead of the implementation, and some parts already implemented may only make sense as part of a system that is not implemented. <text:s/>This document describes therefore what the system actually is, with the bits that do not exist included also in italics where appropriate.</text:p>
      <text:p text:style-name="P5"/>
      <text:p text:style-name="P7">It is intended in the indefinite future to implement distributed as well as multi-core. <text:s/>In fact I do not have access to lots of multicore systems on a good network backbone, and I'm not sure I'd know what to do with it if I had, but the idea of the I/O system is that it can be replaced by something distributed when the time comes, though how the work gets distributed is not clear. <text:s/>In other words, the bottom part of the system, at least, is intended to be "distributed friendly", but whether it actually is remains an unanswered and unanswerable question.</text:p>
      <text:p text:style-name="P7"/>
      <text:p text:style-name="P9">The programs are things that start with a 'z', and new ones are added slowly. <text:s/>They take objects (typically matrices) on disk and do things to them. <text:s/>The main thrust is the original list - zad, zmu, znu, zte, zsp, zsb, ztr, ziv that do exactly the same as they did 40 years ago. <text:s/>There are programs whose name ends in 1 (e.g. zmu1) that does it in the same way as it did 40 years ago too, primarly as an aid to testing. <text:s/>These skip almost everything below, instead operating using the vector-length functions in the field module.</text:p>
      <text:p text:style-name="P9"/>
      <text:p text:style-name="P9">The programs operate by calling the "functions" layer. <text:s/><text:span text:style-name="T2">It is intended that this layer chops on disk, so that for example the fMultiply function can multiply matrices (still on disk) of arbitrary size. <text:s/>This has not been implemented yet, but should be fairly easy for transpose. <text:s/>Multiply and Gaussian will probably be fairly easy when the memory-based level is complete, but it isn't.</text:span> <text:s/>At present the functions layer simply calls the "mezzanine" layer to do the work.<text:span text:style-name="T3"> <text:s/>An exception is transpose, which has now been implemented to be so fast that multi-core operation is no longer needed.</text:span></text:p>
      <text:p text:style-name="P9"/>
      <text:p text:style-name="P9"><text:soft-page-break/>The mezzanine layer reads disk files, runs the thread farm, submits jobs and does its job (multiply, transpose, Gaussian) via the "proggies" running in single threads. <text:s/>The Gaussian parts at this level are fairly good, but multiply needs some attention, though it works. <text:s/><text:span text:style-name="T2">The primary deficiencies of multiplication are its choice of strategy, including the fact that the version that repeatedly re-reads B has not been written, and its failure to control the memory footprint properly.</text:span></text:p>
      <text:p text:style-name="P9"/>
      <text:p text:style-name="P9">The idea of the thread farm is that it keeps track of all the jobs submitted and which memory objects they read and write, and schedules them. <text:s/>How it does this is another subject which is not documented here. <text:s/><text:span text:style-name="T2">It also needs attention in the area of allocation of JOB, MOJ and RDL structures, but it works as it stands, and I fear it may not if I hack into it again.</text:span></text:p>
      <text:p text:style-name="P9"/>
      <text:p text:style-name="P9">There are proggies to do multiplication, Gaussian and various administrative functions to do with bit-strings as needed<text:span text:style-name="T3"> for column extract etc. <text:s/></text:span></text:p>
      <text:p text:style-name="P9"/>
      <text:p text:style-name="P8">Gaussian is in a state of redesign at the moment. <text:s/>The echelize proggy at present just does the job in the good old way using Dfmt and the field module.</text:p>
      <text:p text:style-name="P10"/>
      <text:p text:style-name="P10">The multiplication routine is the "slab" multiply, and the rest of this introduction will focus on that.</text:p>
      <text:p text:style-name="P10"/>
      <text:p text:style-name="P11"><text:span text:style-name="T4">SLMul</text:span> (slab.c) does one of three things.</text:p>
      <text:p text:style-name="P11">1. <text:s/>If there is a linear functions (i.e. the field is an extension field, and the linear functions module knows how to do the Albrecht stuff) the <text:span text:style-name="T4">LLMul</text:span> is responsible.</text:p>
      <text:p text:style-name="P11">2. <text:s/>If the field is a prime field then <text:span text:style-name="T4">PLMul</text:span> (multiply over a prime field) is responsible.</text:p>
      <text:p text:style-name="P11">3. <text:s/>Otherwise SLMul just does the job itself in the good old fashioned way.</text:p>
      <text:p text:style-name="P11"/>
      <text:p text:style-name="P12">LLMul<text:span text:style-name="T7"> (linf.c) does the Albrecht stuff to make some number of matrices over the ground field, calls PLMul to multiply them, and re-assembles the result.</text:span></text:p>
      <text:p text:style-name="P13"/>
      <text:p text:style-name="P12">PLMul<text:span text:style-name="T7"> (pmul.c) multiplies matrices over the ground field. f-&gt;cauldron==0 implies that there is no HPMI for this field, and in that case it does it the good old fashioned way over the ground field. <text:s/>Notice that quadratic extensions of primes greater than 181 (so no HPMI(yet)) are done using linear functions and Dfmt in the ground field, which is always faster. <text:s/>[As an anecdote, before 7,11,13 were implemented in the HPMI, it was faster to multiply in the extension field. <text:s/>There are currently no examples of that, though I might attempt an HPMI for GF(4) at some point].</text:span></text:p>
      <text:p text:style-name="P13"/>
      <text:p text:style-name="P13">If there is an HPMI, it is in PLMul that it is driven.</text:p>
      <text:p text:style-name="P13"/>
      <text:p text:style-name="P29">Section <text:span text:style-name="T8">2</text:span> – <text:span text:style-name="T8">The HPMI abstraction.</text:span></text:p>
      <text:p text:style-name="P26"/>
      <text:p text:style-name="P27">The basic idea of the HPMI is to use the DtoA and DtoB routines to convert A and B into their <text:soft-page-break/>respective formats, to call CZer to zeroize the (Cfmt) C, to call BrickMad to do the work, and to call CtoD to convert the answer back into Dfmt. <text:s/>Before any of this, a "brick work area" BWA must be constructed with BwaInit. <text:s/>BrickMad consists of three parts - BSeed, BGrease and BwaMad.</text:p>
      <text:p text:style-name="P26"/>
      <text:p text:style-name="P26">For the programmer wishing to <text:span text:style-name="T4">use</text:span> the HPMI, the basic operation is the <text:span text:style-name="T4">BrickMad</text:span><text:span text:style-name="T7"> operation, that performs a multiply-and-add . . .</text:span></text:p>
      <text:p text:style-name="P15"/>
      <text:p text:style-name="P15"><text:span text:style-name="T7">C (</text:span><text:span text:style-name="T4">box</text:span><text:span text:style-name="T7"> x </text:span><text:span text:style-name="T4">cauldron</text:span><text:span text:style-name="T7">) += <text:s text:c="2"/>A (</text:span><text:span text:style-name="T4">box</text:span><text:span text:style-name="T7"> x </text:span><text:span text:style-name="T4">alcove)</text:span><text:span text:style-name="T7"> X B (</text:span><text:span text:style-name="T4">alcove</text:span><text:span text:style-name="T7"> x </text:span><text:span text:style-name="T4">cauldron</text:span><text:span text:style-name="T7">)</text:span></text:p>
      <text:p text:style-name="P17"/>
      <text:p text:style-name="P18">Two of these quantities - the alcove and the cauldron - are fixed by the HPMI and are implicitly known to the assembler code that ultimately executes this function. <text:s/>The box is chosen at a higher level and can be any number of rows.</text:p>
      <text:p text:style-name="P18"/>
      <text:p text:style-name="P18">The <text:span text:style-name="T4">cauldron</text:span> is the length of vector that is most conveniently worked with. <text:s/>In all cases implemented so far, it is 128 bytes. <text:s/>This occupies 4 32-byte AVX-2 registers or 8 16-byte SSE registers. <text:s/><text:span text:style-name="T2">There is a looming problem that in AVX-512 the cauldron occupies only two 64-byte registers, so that the address computations will be proportionally a rather large overhead. <text:s/>I have yet to see what the best way to deal with this might be.</text:span></text:p>
      <text:p text:style-name="P18"/>
      <text:p text:style-name="P18">The <text:span text:style-name="T4">alcove</text:span> is basically the number of rows of B that can be greased up and held in the brick work area<text:span text:style-name="T9"> (BWA), which usually consists of a number of </text:span><text:span text:style-name="T5">slices</text:span><text:span text:style-name="T9"> of some grease code. <text:s/>The idea is that the BWA "lives" in L1 cache, which is assumed to be 16K = 128 x 128 bytes. <text:s/>The same memory area is repeatedly used in an attempt to avoid the data in the BWA going out to real memory.</text:span></text:p>
      <text:p text:style-name="P25"/>
      <text:p text:style-name="P25"><text:span text:style-name="T11">Characteristic</text:span><text:tab/><text:span text:style-name="T11">Alcove</text:span><text:tab/><text:span text:style-name="T11">Cauldron</text:span><text:span text:style-name="T9"><text:tab/></text:span><text:span text:style-name="T12">Slices<text:tab/></text:span><text:span text:style-name="T9"><text:tab/></text:span><text:span text:style-name="T12">Grease</text:span></text:p>
      <text:p text:style-name="P19"><text:tab/>2<text:tab/><text:tab/> <text:s/>32<text:tab/><text:tab/> <text:s/>1024<text:tab/><text:tab/> <text:s/>8<text:tab/><text:tab/>Affine level 4 (4 -&gt; 16 vectors)</text:p>
      <text:p text:style-name="P19"><text:tab/>3<text:tab/><text:tab/> <text:s/>12<text:tab/><text:tab/> <text:s/>510<text:tab/><text:tab/> <text:s/>3<text:tab/><text:tab/>Projective level 4 (4 -&gt; 4<text:span text:style-name="T10">1</text:span> vectors)</text:p>
      <text:p text:style-name="P19"><text:tab/>5<text:tab/><text:tab/> <text:s/>21<text:tab/><text:tab/> <text:s/>12<text:span text:style-name="T10">6</text:span><text:tab/><text:tab/> <text:s/>7<text:tab/><text:tab/>AS dim 3 (3 -&gt; <text:span text:style-name="T10">14</text:span> vectors)</text:p>
      <text:p text:style-name="P19"><text:s text:c="4"/>7,11,13<text:tab/><text:tab/> <text:s/>14<text:tab/><text:tab/> <text:s/>128<text:tab/><text:tab/> <text:s/>7<text:tab/><text:tab/>AS dim 2 (2 -&gt;<text:span text:style-name="T10"> 9,13,15</text:span> vectors)</text:p>
      <text:p text:style-name="P19"><text:s text:c="5"/>17-61*<text:tab/><text:tab/> <text:s text:c="2"/>7<text:tab/><text:tab/> <text:s text:c="2"/>96<text:tab/><text:tab/> <text:s/>7<text:tab/><text:tab/>AS (1 -&gt; <text:span text:style-name="T10">5-9 </text:span>vectors)</text:p>
      <text:p text:style-name="P19"><text:s text:c="4"/>67-181<text:tab/><text:tab/> <text:s text:c="2"/>7<text:tab/><text:tab/> <text:s text:c="2"/>64<text:tab/><text:tab/> <text:s/>7<text:tab/><text:tab/>AS (1 -&gt; <text:span text:style-name="T10">10-16</text:span> vectors)</text:p>
      <text:p text:style-name="P13"/>
      <text:p text:style-name="P19">* note that 17-61 has a cauldron length of 64 on older chips, as the 32x32 multiply necessary for reduction of 10-bit values was only introduced with<text:span text:style-name="T10"> SSE 4.1 (class 'd').</text:span></text:p>
      <text:p text:style-name="P19"/>
      <text:p text:style-name="P20">As far as the interfaces go, the concept of "slice" does not really exist. <text:s/>The BWA is used to hold the brick (alcove x cauldron) in any way that the HPMI chooses. <text:s/>For example, the current scheme mod 2 has an alcove of 32 using 8 slices each with 16 vectors (including zero). <text:s/>Theoretically I believe that with 8 adds taken from 128 vectors we could actually do 39 or 40 dimensions at the same pace, but I know of no way to tell at speed, for a given 39 bits, which eight (from 128) to add in to achieve that, and also the work involved in computing those 128 <text:soft-page-break/>vectors to populate the BWA would also take considerable time. <text:s/>It would be possible to use 5 slices of Golay code, giving an alcove of 5x11=55. <text:s/>The rate would be slightly lower (11/3 rather than 4 dimensions per XOR) but <text:span text:style-name="T13">there would be less bandwidth to L2 (15 XORs per fetch/store rather than 8). <text:s/>I would expect this to be slower than the current scheme, but perhaps something like it will be necessary for AVX512, where we need to make the cauldron longer and hence have fewer slots in the BWA. <text:s/></text:span></text:p>
      <text:p text:style-name="P20"/>
      <text:p text:style-name="P20">This is typical of the choices needed when designing an HPMI. <text:s/>We must find the grease code that optimizes the <text:span text:style-name="T4">rate</text:span> - number of dimensions done per addition, say - without making either the DtoA routine nor the BGrease routine too slow. <text:s/>Simplicity is not just needed to make the program easy to write . . . it is also needed to make the program easy to execute!</text:p>
      <text:p text:style-name="P20"/>
      <text:p text:style-name="P21">At a slightly lower level, BrickMad consists of three routines - <text:span text:style-name="T4">BSeed</text:span>, <text:span text:style-name="T4">BGrease</text:span>, and <text:span text:style-name="T4">BwaMad</text:span>. <text:s/>The user of the HPMI does not really need to know this level of detail, but it is convenient to break things down in this way.</text:p>
      <text:p text:style-name="P21"/>
      <text:p text:style-name="P21">The <text:span text:style-name="T4">BSeed</text:span> routine takes a chunk of Bfmt and initializes the BWA with it. <text:s/>The idea here is the the DtoB routine and the BSeed routine between them convert Dfmt into whatever format is needed in the BWA. <text:s/>Actually, theoretically, BGrease could do some work in this area too, but in practice it doesn't. <text:s/>The distribution of work between DtoB and BSeed needs careful consideration, so that as much work as possible is done by DtoB (which is only run once per slab) and BSeed<text:span text:style-name="T14">,</text:span> which is run once per alcove of the slab,<text:span text:style-name="T14"> does as little as possible. <text:s/>However we must also keep an eye on the size of the Bfmt, </text:span>as BSeed will often be fetching it from real memory.</text:p>
      <text:p text:style-name="P21"/>
      <text:p text:style-name="P22">In all characteristics except 3, Bfmt is basically just Dfmt, except that if the brick is entirely zero, this is noticed by DtoB. <text:s/>In characteristic 3, the conversion from Dfmt to bit-slice (logic-6) is considerable work, and the expansion is not too great, so it is done in DtoB.</text:p>
      <text:p text:style-name="P22"/>
      <text:p text:style-name="P22">In characteristics 5-181, the main job of BSeed is to space the data out. <text:s/>In characteristic 5, for example, one byte of Dfmt holds three values, and these occupy three separate bytes in the BWA. <text:s/>Even for 17, a byte of Dfmt produces 10 bits of data (newer chips - 16 bits in older ones).</text:p>
      <text:p text:style-name="P22"/>
      <text:p text:style-name="P22">Once the BWA has been seeded, <text:span text:style-name="T4">BGrease</text:span> can be called. <text:s/>This computes all the other vectors needed for the grease code. <text:s/>In characteristics 2 and 3, this is done, in some sense, manually. <text:s/><text:span text:style-name="T2">This should probably use the interpreted program approach also. <text:s/>That way the call to the assembler code would do the whole slice rather than a single vector, enabling the concept of an "accumulator" where the current vector is held in the vector registers (as well as memory) avoiding considerable memory access. <text:s/>Also the Boothby a+b, a-b stuff could be used in characteristic 3.</text:span></text:p>
      <text:p text:style-name="P19"/>
      <text:p text:style-name="P23">In characteristic 5-181 the whole greasing work is handled by the pcdasc assembler routine <text:soft-page-break/>interpreting the program in f-prog using the parameters in f-&gt;parms.</text:p>
      <text:p text:style-name="P23"/>
      <text:p text:style-name="P24">There is sadly some inevitable complexity in the <text:span text:style-name="T4">DtoA </text:span>process, which (amongst other things) is essentially doing a transpose. <text:s/>As usually happens with transpose, it is necessary to be careful to be cache-friendly. <text:s/>One obvious way of proceeding is to make a whole "box" for a single alcove, taking a few bytes from each of thousands of rows. <text:s/>L1 cache has only 256 cache-lines per thread, so that isn't much good. <text:s/>However, what is actually implemented is also no good - it takes each row and updates all the strings of Afmt. <text:s/>A previous version chopped the rows up for Afmt production purposes, but this structure was not really suitable either - it fixed the interfaces to a particular cache structure.</text:p>
      <text:p text:style-name="P24"/>
      <text:p text:style-name="P28">I believe the correct way to proceed, particularly in view of the larger slabs that are expected in future, is to do the chopping internally in DtoA, so that the <text:span text:style-name="T17">implementation</text:span> is cache friendly even though a naive implementation of its interfaces would not be. <text:s/>It is for this reason that the software is in its current state<text:span text:style-name="T17"> - I believe the interfaces are correct, but the implementation is not</text:span>. <text:s/>I feel, however, that the problems of coding and the problems of cache-friendly operation should be separated, and the current monolithic structure is not really suitable. <text:s/>This needs considerable thought<text:span text:style-name="T17">. <text:s/>There is also the wish to be cache-friendly when </text:span><text:span text:style-name="T6">using</text:span><text:span text:style-name="T17"> the Afmt, and the "space-filling" curve style will probably be needed in 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2-02T06:09:18.259887948</dc:date>
    <meta:editing-duration>P4DT8H14M56S</meta:editing-duration>
    <meta:editing-cycles>429</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45" meta:word-count="2192" meta:character-count="12292" meta:non-whitespace-character-count="9990"/>
  </office:meta>
</office:document-meta>
</file>